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ufgabenkarte" style:family="table">
      <style:table-properties style:width="10.054cm" fo:break-before="page" table:align="left"/>
    </style:style>
    <style:style style:name="Aufgabenkarte.A" style:family="table-column">
      <style:table-column-properties style:column-width="1.436cm"/>
    </style:style>
    <style:style style:name="Aufgabenkarte.B" style:family="table-column">
      <style:table-column-properties style:column-width="4.311cm"/>
    </style:style>
    <style:style style:name="Aufgabenkarte.C" style:family="table-column">
      <style:table-column-properties style:column-width="1.438cm"/>
    </style:style>
    <style:style style:name="Aufgabenkarte.D" style:family="table-column">
      <style:table-column-properties style:column-width="0.915cm"/>
    </style:style>
    <style:style style:name="Aufgabenkarte.E" style:family="table-column">
      <style:table-column-properties style:column-width="1.954cm"/>
    </style:style>
    <style:style style:name="Aufgabenkarte.1" style:family="table-row">
      <style:table-row-properties style:min-row-height="0.688cm"/>
    </style:style>
    <style:style style:name="Aufgabenkarte.A1" style:family="table-cell">
      <style:table-cell-properties fo:padding="0.097cm" fo:border="0.05pt solid #000000"/>
    </style:style>
    <style:style style:name="Aufgabenkarte.A2" style:family="table-cell">
      <style:table-cell-properties fo:padding="0.097cm" fo:border-left="0.05pt solid #000000" fo:border-right="0.05pt solid #000000" fo:border-top="none" fo:border-bottom="0.05pt solid #000000"/>
    </style:style>
    <style:style style:name="Aufgabenkarte.A3" style:family="table-cell">
      <style:table-cell-properties fo:padding="0.097cm" fo:border-left="0.05pt solid #000000" fo:border-right="none" fo:border-top="none" fo:border-bottom="0.05pt solid #000000"/>
    </style:style>
    <style:style style:name="Aufgabenkarte.4" style:family="table-row">
      <style:table-row-properties style:min-row-height="0.349cm"/>
    </style:style>
    <style:style style:name="Tabelle7" style:family="table">
      <style:table-properties style:width="10.054cm" fo:break-before="page" table:align="left"/>
    </style:style>
    <style:style style:name="Tabelle7.A" style:family="table-column">
      <style:table-column-properties style:column-width="1.436cm"/>
    </style:style>
    <style:style style:name="Tabelle7.B" style:family="table-column">
      <style:table-column-properties style:column-width="4.311cm"/>
    </style:style>
    <style:style style:name="Tabelle7.C" style:family="table-column">
      <style:table-column-properties style:column-width="1.438cm"/>
    </style:style>
    <style:style style:name="Tabelle7.D" style:family="table-column">
      <style:table-column-properties style:column-width="0.915cm"/>
    </style:style>
    <style:style style:name="Tabelle7.E" style:family="table-column">
      <style:table-column-properties style:column-width="1.954cm"/>
    </style:style>
    <style:style style:name="Tabelle7.1" style:family="table-row">
      <style:table-row-properties style:min-row-height="0.688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4" style:family="table-row">
      <style:table-row-properties style:min-row-height="0.349cm"/>
    </style:style>
    <style:style style:name="Tabelle6" style:family="table">
      <style:table-properties style:width="10.054cm" fo:break-before="page" table:align="left"/>
    </style:style>
    <style:style style:name="Tabelle6.A" style:family="table-column">
      <style:table-column-properties style:column-width="1.436cm"/>
    </style:style>
    <style:style style:name="Tabelle6.B" style:family="table-column">
      <style:table-column-properties style:column-width="4.311cm"/>
    </style:style>
    <style:style style:name="Tabelle6.C" style:family="table-column">
      <style:table-column-properties style:column-width="1.438cm"/>
    </style:style>
    <style:style style:name="Tabelle6.D" style:family="table-column">
      <style:table-column-properties style:column-width="0.915cm"/>
    </style:style>
    <style:style style:name="Tabelle6.E" style:family="table-column">
      <style:table-column-properties style:column-width="1.954cm"/>
    </style:style>
    <style:style style:name="Tabelle6.1" style:family="table-row">
      <style:table-row-properties style:min-row-height="0.688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4" style:family="table-row">
      <style:table-row-properties style:min-row-height="0.349cm"/>
    </style:style>
    <style:style style:name="Tabelle5" style:family="table">
      <style:table-properties style:width="10.054cm" fo:break-before="page" table:align="left"/>
    </style:style>
    <style:style style:name="Tabelle5.A" style:family="table-column">
      <style:table-column-properties style:column-width="1.436cm"/>
    </style:style>
    <style:style style:name="Tabelle5.B" style:family="table-column">
      <style:table-column-properties style:column-width="4.311cm"/>
    </style:style>
    <style:style style:name="Tabelle5.C" style:family="table-column">
      <style:table-column-properties style:column-width="1.438cm"/>
    </style:style>
    <style:style style:name="Tabelle5.D" style:family="table-column">
      <style:table-column-properties style:column-width="0.915cm"/>
    </style:style>
    <style:style style:name="Tabelle5.E" style:family="table-column">
      <style:table-column-properties style:column-width="1.954cm"/>
    </style:style>
    <style:style style:name="Tabelle5.1" style:family="table-row">
      <style:table-row-properties style:min-row-height="0.688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4" style:family="table-row">
      <style:table-row-properties style:min-row-height="0.349cm"/>
    </style:style>
    <style:style style:name="Tabelle4" style:family="table">
      <style:table-properties style:width="10.054cm" fo:break-before="page" table:align="left"/>
    </style:style>
    <style:style style:name="Tabelle4.A" style:family="table-column">
      <style:table-column-properties style:column-width="1.436cm"/>
    </style:style>
    <style:style style:name="Tabelle4.B" style:family="table-column">
      <style:table-column-properties style:column-width="4.311cm"/>
    </style:style>
    <style:style style:name="Tabelle4.C" style:family="table-column">
      <style:table-column-properties style:column-width="1.438cm"/>
    </style:style>
    <style:style style:name="Tabelle4.D" style:family="table-column">
      <style:table-column-properties style:column-width="0.915cm"/>
    </style:style>
    <style:style style:name="Tabelle4.E" style:family="table-column">
      <style:table-column-properties style:column-width="1.954cm"/>
    </style:style>
    <style:style style:name="Tabelle4.1" style:family="table-row">
      <style:table-row-properties style:min-row-height="0.688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4" style:family="table-row">
      <style:table-row-properties style:min-row-height="0.349cm"/>
    </style:style>
    <style:style style:name="Tabelle3" style:family="table">
      <style:table-properties style:width="10.054cm" fo:break-before="page" table:align="left"/>
    </style:style>
    <style:style style:name="Tabelle3.A" style:family="table-column">
      <style:table-column-properties style:column-width="1.436cm"/>
    </style:style>
    <style:style style:name="Tabelle3.B" style:family="table-column">
      <style:table-column-properties style:column-width="4.311cm"/>
    </style:style>
    <style:style style:name="Tabelle3.C" style:family="table-column">
      <style:table-column-properties style:column-width="1.438cm"/>
    </style:style>
    <style:style style:name="Tabelle3.D" style:family="table-column">
      <style:table-column-properties style:column-width="0.915cm"/>
    </style:style>
    <style:style style:name="Tabelle3.E" style:family="table-column">
      <style:table-column-properties style:column-width="1.954cm"/>
    </style:style>
    <style:style style:name="Tabelle3.1" style:family="table-row">
      <style:table-row-properties style:min-row-height="0.688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4" style:family="table-row">
      <style:table-row-properties style:min-row-height="0.349cm"/>
    </style:style>
    <style:style style:name="Tabelle2" style:family="table">
      <style:table-properties style:width="10.054cm" fo:break-before="page" table:align="left"/>
    </style:style>
    <style:style style:name="Tabelle2.A" style:family="table-column">
      <style:table-column-properties style:column-width="1.436cm"/>
    </style:style>
    <style:style style:name="Tabelle2.B" style:family="table-column">
      <style:table-column-properties style:column-width="4.311cm"/>
    </style:style>
    <style:style style:name="Tabelle2.C" style:family="table-column">
      <style:table-column-properties style:column-width="1.438cm"/>
    </style:style>
    <style:style style:name="Tabelle2.D" style:family="table-column">
      <style:table-column-properties style:column-width="0.915cm"/>
    </style:style>
    <style:style style:name="Tabelle2.E" style:family="table-column">
      <style:table-column-properties style:column-width="1.954cm"/>
    </style:style>
    <style:style style:name="Tabelle2.1" style:family="table-row">
      <style:table-row-properties style:min-row-height="0.688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4" style:family="table-row">
      <style:table-row-properties style:min-row-height="0.349cm"/>
    </style:style>
    <style:style style:name="Tabelle1" style:family="table">
      <style:table-properties style:width="10.054cm" fo:break-before="page" table:align="left"/>
    </style:style>
    <style:style style:name="Tabelle1.A" style:family="table-column">
      <style:table-column-properties style:column-width="1.436cm"/>
    </style:style>
    <style:style style:name="Tabelle1.B" style:family="table-column">
      <style:table-column-properties style:column-width="4.311cm"/>
    </style:style>
    <style:style style:name="Tabelle1.C" style:family="table-column">
      <style:table-column-properties style:column-width="1.438cm"/>
    </style:style>
    <style:style style:name="Tabelle1.D" style:family="table-column">
      <style:table-column-properties style:column-width="0.915cm"/>
    </style:style>
    <style:style style:name="Tabelle1.E" style:family="table-column">
      <style:table-column-properties style:column-width="1.954cm"/>
    </style:style>
    <style:style style:name="Tabelle1.1" style:family="table-row">
      <style:table-row-properties style:min-row-height="0.688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4" style:family="table-row">
      <style:table-row-properties style:min-row-height="0.349cm"/>
    </style:style>
    <style:style style:name="P1" style:family="paragraph" style:parent-style-name="Standard">
      <style:text-properties style:font-name="Proxima Nova" fo:font-size="6pt" officeooo:rsid="000a7edd" officeooo:paragraph-rsid="000a7edd" style:font-size-asian="6pt" style:font-size-complex="6pt"/>
    </style:style>
    <style:style style:name="P2" style:family="paragraph" style:parent-style-name="Table_20_Contents">
      <style:text-properties style:font-name="Proxima Nova" fo:font-size="6pt" style:font-size-asian="6pt" style:font-size-complex="6pt"/>
    </style:style>
    <style:style style:name="P3" style:family="paragraph" style:parent-style-name="Table_20_Contents">
      <style:text-properties style:font-name="Proxima Nova" fo:font-size="6pt" officeooo:rsid="000a7edd" officeooo:paragraph-rsid="000a7edd" style:font-size-asian="6pt" style:font-size-complex="6pt"/>
    </style:style>
    <style:style style:name="P4" style:family="paragraph" style:parent-style-name="Table_20_Contents">
      <style:text-properties style:font-name="Liberation Sans" fo:font-size="10pt" style:font-size-asian="10pt" style:font-size-complex="10pt"/>
    </style:style>
    <style:style style:name="P5" style:family="paragraph" style:parent-style-name="Table_20_Contents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Proxima Nova" fo:font-size="6pt" officeooo:rsid="000a7edd" officeooo:paragraph-rsid="000a7edd" style:font-size-asian="6pt" style:font-size-complex="6pt"/>
    </style:style>
    <style:style style:name="P7" style:family="paragraph" style:parent-style-name="Table_20_Contents">
      <style:text-properties style:font-name="Liberation Sans" fo:font-size="10pt" style:font-size-asian="10pt" style:font-size-complex="10pt"/>
    </style:style>
    <style:style style:name="P8" style:family="paragraph" style:parent-style-name="Table_20_Contents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Proxima Nova" fo:font-size="6pt" style:font-size-asian="6pt" style:font-size-complex="6pt"/>
    </style:style>
    <style:style style:name="P10" style:family="paragraph" style:parent-style-name="Table_20_Contents">
      <style:text-properties style:font-name="Proxima Nova" fo:font-size="6pt" officeooo:rsid="000a7edd" officeooo:paragraph-rsid="000a7edd" style:font-size-asian="6pt" style:font-size-complex="6pt"/>
    </style:style>
    <style:style style:name="T1" style:family="text">
      <style:text-properties officeooo:rsid="000a7edd"/>
    </style:style>
    <style:style style:name="T2" style:family="text">
      <style:text-properties officeooo:rsid="002ad10b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. </number:text>
      <number:month number:textual="true"/>
      <number:text> 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0.499cm" svg:y="0.499cm" svg:width="10.059cm" svg:height="7.01cm" draw:z-index="0">
        <draw:text-box>
          <text:section text:style-name="Sect1" text:name="MasterLabel">
            <table:table table:name="Aufgabenkarte" table:style-name="Aufgabenkarte">
              <table:table-column table:style-name="Aufgabenkarte.A"/>
              <table:table-column table:style-name="Aufgabenkarte.B"/>
              <table:table-column table:style-name="Aufgabenkarte.C"/>
              <table:table-column table:style-name="Aufgabenkarte.D"/>
              <table:table-column table:style-name="Aufgabenkarte.E"/>
              <table:table-row table:style-name="Aufgabenkarte.1">
                <table:table-cell table:style-name="Aufgabenkarte.A1" table:number-columns-spanned="5" office:value-type="string">
                  <text:p text:style-name="P4"><text:database-display text:table-name="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21660032">
                <table:table-cell table:style-name="Aufgabenkarte.A2" table:number-columns-spanned="5" office:value-type="string">
                  <text:p text:style-name="P5"><text:database-display text:table-name="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21660784">
                <table:table-cell table:style-name="Aufgabenkarte.A3" office:value-type="string">
                  <text:p text:style-name="P4"><text:database-display text:table-name="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Aufgabenkarte.A2" table:number-rows-spanned="3" table:number-columns-spanned="4" office:value-type="string">
                  <text:p text:style-name="P4"><text:database-display text:table-name="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Aufgabenkarte.4">
                <table:table-cell table:style-name="Aufgabenkarte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21662976">
                <table:table-cell table:style-name="Aufgabenkarte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21663872">
                <table:table-cell table:style-name="Aufgabenkarte.A3" table:number-columns-spanned="2" office:value-type="string">
                  <text:p text:style-name="P3"><text:database-display text:table-name="DetailKarten" text:table-type="table" text:column-name="Ausbildungsphase" text:database-name="Ausbildungsplan_tab">&lt;Ausbildungsphase&gt;</text:database-display><text:s/><text:line-break/><text:span text:style-name="T2">für <text:s text:c="2"/></text:span><text:span text:style-name="T2"><text:database-display text:table-name="DetailKarten" text:table-type="table" text:column-name="Bereichsnummer" text:database-name="Ausbildungsplan_tab">&lt;Bereichsnummer&gt;</text:database-display></text:span><text:s text:c="2"/></text:p>
                </table:table-cell>
                <table:covered-table-cell/>
                <table:table-cell table:style-name="Aufgabenkarte.A3" office:value-type="string">
                  <text:p text:style-name="P2"/>
                </table:table-cell>
                <table:table-cell table:style-name="Aufgabenkarte.A3" office:value-type="string">
                  <text:p text:style-name="P2"/>
                </table:table-cell>
                <table:table-cell table:style-name="Aufgabenkarte.A2" office:value-type="string">
                  <text:p text:style-name="P3"><text:database-display text:table-name="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1-06-02T08:42:28.163910303">2. Jun 21</text:date><text:s/>- <text:s/><text:database-next text:table-name="DetailKarten" text:table-type="table" text:condition="ooow:TRUE" text:database-name="Ausbildungsplan_tab"/></text:p>
          </text:section>
        </draw:text-box>
      </draw:frame>
      <draw:frame draw:style-name="fr1" draw:name="Rahmen2" text:anchor-type="page" text:anchor-page-number="1" svg:x="10.959cm" svg:y="0.499cm" svg:width="10.059cm" svg:height="7.01cm" draw:z-index="1">
        <draw:text-box>
          <text:section text:style-name="Sect1" text:name="Bereich1" text:protected="true">
            <text:section-source text:section-name="MasterLabel"/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column table:style-name="Tabelle1.D"/>
              <table:table-column table:style-name="Tabelle1.E"/>
              <table:table-row table:style-name="Tabelle1.1">
                <table:table-cell table:style-name="Tabelle1.A1" table:number-columns-spanned="5" office:value-type="string">
                  <text:p text:style-name="P4"><text:database-display text:table-name="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63410048">
                <table:table-cell table:style-name="Tabelle1.A2" table:number-columns-spanned="5" office:value-type="string">
                  <text:p text:style-name="P5"><text:database-display text:table-name="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81483888">
                <table:table-cell table:style-name="Tabelle1.A3" office:value-type="string">
                  <text:p text:style-name="P4"><text:database-display text:table-name="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1.A2" table:number-rows-spanned="3" table:number-columns-spanned="4" office:value-type="string">
                  <text:p text:style-name="P4"><text:database-display text:table-name="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78154144">
                <table:table-cell table:style-name="Tabelle1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70636576">
                <table:table-cell table:style-name="Tabelle1.A3" table:number-columns-spanned="2" office:value-type="string">
                  <text:p text:style-name="P3"><text:database-display text:table-name="DetailKarten" text:table-type="table" text:column-name="Ausbildungsphase" text:database-name="Ausbildungsplan_tab">&lt;Ausbildungsphase&gt;</text:database-display><text:s/><text:line-break/><text:span text:style-name="T2">für <text:s text:c="2"/></text:span><text:span text:style-name="T2"><text:database-display text:table-name="DetailKarten" text:table-type="table" text:column-name="Bereichsnummer" text:database-name="Ausbildungsplan_tab">&lt;Bereichsnummer&gt;</text:database-display></text:span><text:s text:c="2"/></text:p>
                </table:table-cell>
                <table:covered-table-cell/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2"/>
                </table:table-cell>
                <table:table-cell table:style-name="Tabelle1.A2" office:value-type="string">
                  <text:p text:style-name="P3"><text:database-display text:table-name="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1-06-02T08:42:28.165811947">2. Jun 21</text:date><text:s/>- <text:s/><text:database-next text:table-name="DetailKarten" text:table-type="table" text:condition="ooow:TRUE" text:database-name="Ausbildungsplan_tab"/></text:p>
          </text:section>
        </draw:text-box>
      </draw:frame>
      <draw:frame draw:style-name="fr1" draw:name="Rahmen3" text:anchor-type="page" text:anchor-page-number="1" svg:x="0.499cm" svg:y="7.909cm" svg:width="10.059cm" svg:height="7.01cm" draw:z-index="2">
        <draw:text-box>
          <text:section text:style-name="Sect1" text:name="Bereich2" text:protected="true">
            <text:section-source text:section-name="MasterLabel"/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column table:style-name="Tabelle2.E"/>
              <table:table-row table:style-name="Tabelle2.1">
                <table:table-cell table:style-name="Tabelle2.A1" table:number-columns-spanned="5" office:value-type="string">
                  <text:p text:style-name="P4"><text:database-display text:table-name="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79999648">
                <table:table-cell table:style-name="Tabelle2.A2" table:number-columns-spanned="5" office:value-type="string">
                  <text:p text:style-name="P5"><text:database-display text:table-name="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24862128">
                <table:table-cell table:style-name="Tabelle2.A3" office:value-type="string">
                  <text:p text:style-name="P4"><text:database-display text:table-name="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2.A2" table:number-rows-spanned="3" table:number-columns-spanned="4" office:value-type="string">
                  <text:p text:style-name="P4"><text:database-display text:table-name="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70669824">
                <table:table-cell table:style-name="Tabelle2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56939440">
                <table:table-cell table:style-name="Tabelle2.A3" table:number-columns-spanned="2" office:value-type="string">
                  <text:p text:style-name="P3"><text:database-display text:table-name="DetailKarten" text:table-type="table" text:column-name="Ausbildungsphase" text:database-name="Ausbildungsplan_tab">&lt;Ausbildungsphase&gt;</text:database-display><text:s/><text:line-break/><text:span text:style-name="T2">für <text:s text:c="2"/></text:span><text:span text:style-name="T2"><text:database-display text:table-name="DetailKarten" text:table-type="table" text:column-name="Bereichsnummer" text:database-name="Ausbildungsplan_tab">&lt;Bereichsnummer&gt;</text:database-display></text:span><text:s text:c="2"/></text:p>
                </table:table-cell>
                <table:covered-table-cell/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2"/>
                </table:table-cell>
                <table:table-cell table:style-name="Tabelle2.A2" office:value-type="string">
                  <text:p text:style-name="P3"><text:database-display text:table-name="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1-06-02T08:42:28.167483508">2. Jun 21</text:date><text:s/>- <text:s/><text:database-next text:table-name="DetailKarten" text:table-type="table" text:condition="ooow:TRUE" text:database-name="Ausbildungsplan_tab"/></text:p>
          </text:section>
        </draw:text-box>
      </draw:frame>
      <draw:frame draw:style-name="fr1" draw:name="Rahmen4" text:anchor-type="page" text:anchor-page-number="1" svg:x="10.959cm" svg:y="7.909cm" svg:width="10.059cm" svg:height="7.01cm" draw:z-index="3">
        <draw:text-box>
          <text:section text:style-name="Sect1" text:name="Bereich3" text:protected="true">
            <text:section-source text:section-name="MasterLabel"/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row table:style-name="Tabelle3.1">
                <table:table-cell table:style-name="Tabelle3.A1" table:number-columns-spanned="5" office:value-type="string">
                  <text:p text:style-name="P4"><text:database-display text:table-name="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56857504">
                <table:table-cell table:style-name="Tabelle3.A2" table:number-columns-spanned="5" office:value-type="string">
                  <text:p text:style-name="P5"><text:database-display text:table-name="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26914896">
                <table:table-cell table:style-name="Tabelle3.A3" office:value-type="string">
                  <text:p text:style-name="P4"><text:database-display text:table-name="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3.A2" table:number-rows-spanned="3" table:number-columns-spanned="4" office:value-type="string">
                  <text:p text:style-name="P4"><text:database-display text:table-name="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81855456">
                <table:table-cell table:style-name="Tabelle3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72997632">
                <table:table-cell table:style-name="Tabelle3.A3" table:number-columns-spanned="2" office:value-type="string">
                  <text:p text:style-name="P3"><text:database-display text:table-name="DetailKarten" text:table-type="table" text:column-name="Ausbildungsphase" text:database-name="Ausbildungsplan_tab">&lt;Ausbildungsphase&gt;</text:database-display><text:s/><text:line-break/><text:span text:style-name="T2">für <text:s text:c="2"/></text:span><text:span text:style-name="T2"><text:database-display text:table-name="DetailKarten" text:table-type="table" text:column-name="Bereichsnummer" text:database-name="Ausbildungsplan_tab">&lt;Bereichsnummer&gt;</text:database-display></text:span><text:s text:c="2"/></text:p>
                </table:table-cell>
                <table:covered-table-cell/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2"/>
                </table:table-cell>
                <table:table-cell table:style-name="Tabelle3.A2" office:value-type="string">
                  <text:p text:style-name="P3"><text:database-display text:table-name="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1-06-02T08:42:28.169116722">2. Jun 21</text:date><text:s/>- <text:s/><text:database-next text:table-name="DetailKarten" text:table-type="table" text:condition="ooow:TRUE" text:database-name="Ausbildungsplan_tab"/></text:p>
          </text:section>
        </draw:text-box>
      </draw:frame>
      <draw:frame draw:style-name="fr1" draw:name="Rahmen5" text:anchor-type="page" text:anchor-page-number="1" svg:x="0.499cm" svg:y="15.319cm" svg:width="10.059cm" svg:height="7.01cm" draw:z-index="4">
        <draw:text-box>
          <text:section text:style-name="Sect1" text:name="Bereich4" text:protected="true">
            <text:section-source text:section-name="MasterLabel"/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column table:style-name="Tabelle4.D"/>
              <table:table-column table:style-name="Tabelle4.E"/>
              <table:table-row table:style-name="Tabelle4.1">
                <table:table-cell table:style-name="Tabelle4.A1" table:number-columns-spanned="5" office:value-type="string">
                  <text:p text:style-name="P4"><text:database-display text:table-name="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73019904">
                <table:table-cell table:style-name="Tabelle4.A2" table:number-columns-spanned="5" office:value-type="string">
                  <text:p text:style-name="P5"><text:database-display text:table-name="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71541552">
                <table:table-cell table:style-name="Tabelle4.A3" office:value-type="string">
                  <text:p text:style-name="P4"><text:database-display text:table-name="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4.A2" table:number-rows-spanned="3" table:number-columns-spanned="4" office:value-type="string">
                  <text:p text:style-name="P4"><text:database-display text:table-name="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60514736">
                <table:table-cell table:style-name="Tabelle4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75747616">
                <table:table-cell table:style-name="Tabelle4.A3" table:number-columns-spanned="2" office:value-type="string">
                  <text:p text:style-name="P3"><text:database-display text:table-name="DetailKarten" text:table-type="table" text:column-name="Ausbildungsphase" text:database-name="Ausbildungsplan_tab">&lt;Ausbildungsphase&gt;</text:database-display><text:s/><text:line-break/><text:span text:style-name="T2">für <text:s text:c="2"/></text:span><text:span text:style-name="T2"><text:database-display text:table-name="DetailKarten" text:table-type="table" text:column-name="Bereichsnummer" text:database-name="Ausbildungsplan_tab">&lt;Bereichsnummer&gt;</text:database-display></text:span><text:s text:c="2"/></text:p>
                </table:table-cell>
                <table:covered-table-cell/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2"/>
                </table:table-cell>
                <table:table-cell table:style-name="Tabelle4.A2" office:value-type="string">
                  <text:p text:style-name="P3"><text:database-display text:table-name="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1-06-02T08:42:28.170861206">2. Jun 21</text:date><text:s/>- <text:s/><text:database-next text:table-name="DetailKarten" text:table-type="table" text:condition="ooow:TRUE" text:database-name="Ausbildungsplan_tab"/></text:p>
          </text:section>
        </draw:text-box>
      </draw:frame>
      <draw:frame draw:style-name="fr1" draw:name="Rahmen6" text:anchor-type="page" text:anchor-page-number="1" svg:x="10.959cm" svg:y="15.319cm" svg:width="10.059cm" svg:height="7.01cm" draw:z-index="5">
        <draw:text-box>
          <text:section text:style-name="Sect1" text:name="Bereich5" text:protected="true">
            <text:section-source text:section-name="MasterLabel"/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column table:style-name="Tabelle5.D"/>
              <table:table-column table:style-name="Tabelle5.E"/>
              <table:table-row table:style-name="Tabelle5.1">
                <table:table-cell table:style-name="Tabelle5.A1" table:number-columns-spanned="5" office:value-type="string">
                  <text:p text:style-name="P4"><text:database-display text:table-name="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70978832">
                <table:table-cell table:style-name="Tabelle5.A2" table:number-columns-spanned="5" office:value-type="string">
                  <text:p text:style-name="P5"><text:database-display text:table-name="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76550464">
                <table:table-cell table:style-name="Tabelle5.A3" office:value-type="string">
                  <text:p text:style-name="P4"><text:database-display text:table-name="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5.A2" table:number-rows-spanned="3" table:number-columns-spanned="4" office:value-type="string">
                  <text:p text:style-name="P4"><text:database-display text:table-name="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5.4">
                <table:table-cell table:style-name="Tabelle5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76965440">
                <table:table-cell table:style-name="Tabelle5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571881984">
                <table:table-cell table:style-name="Tabelle5.A3" table:number-columns-spanned="2" office:value-type="string">
                  <text:p text:style-name="P3"><text:database-display text:table-name="DetailKarten" text:table-type="table" text:column-name="Ausbildungsphase" text:database-name="Ausbildungsplan_tab">&lt;Ausbildungsphase&gt;</text:database-display><text:s/><text:line-break/><text:span text:style-name="T2">für <text:s text:c="2"/></text:span><text:span text:style-name="T2"><text:database-display text:table-name="DetailKarten" text:table-type="table" text:column-name="Bereichsnummer" text:database-name="Ausbildungsplan_tab">&lt;Bereichsnummer&gt;</text:database-display></text:span><text:s text:c="2"/></text:p>
                </table:table-cell>
                <table:covered-table-cell/>
                <table:table-cell table:style-name="Tabelle5.A3" office:value-type="string">
                  <text:p text:style-name="P2"/>
                </table:table-cell>
                <table:table-cell table:style-name="Tabelle5.A3" office:value-type="string">
                  <text:p text:style-name="P2"/>
                </table:table-cell>
                <table:table-cell table:style-name="Tabelle5.A2" office:value-type="string">
                  <text:p text:style-name="P3"><text:database-display text:table-name="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1-06-02T08:42:28.172718216">2. Jun 21</text:date><text:s/>- <text:s/><text:database-next text:table-name="DetailKarten" text:table-type="table" text:condition="ooow:TRUE" text:database-name="Ausbildungsplan_tab"/></text:p>
          </text:section>
        </draw:text-box>
      </draw:frame>
      <draw:frame draw:style-name="fr1" draw:name="Rahmen7" text:anchor-type="page" text:anchor-page-number="1" svg:x="0.499cm" svg:y="22.729cm" svg:width="10.059cm" svg:height="7.01cm" draw:z-index="6">
        <draw:text-box>
          <text:section text:style-name="Sect1" text:name="Bereich6" text:protected="true">
            <text:section-source text:section-name="MasterLabel"/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column table:style-name="Tabelle6.D"/>
              <table:table-column table:style-name="Tabelle6.E"/>
              <table:table-row table:style-name="Tabelle6.1">
                <table:table-cell table:style-name="Tabelle6.A1" table:number-columns-spanned="5" office:value-type="string">
                  <text:p text:style-name="P4"><text:database-display text:table-name="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83147104">
                <table:table-cell table:style-name="Tabelle6.A2" table:number-columns-spanned="5" office:value-type="string">
                  <text:p text:style-name="P5"><text:database-display text:table-name="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61628272">
                <table:table-cell table:style-name="Tabelle6.A3" office:value-type="string">
                  <text:p text:style-name="P4"><text:database-display text:table-name="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6.A2" table:number-rows-spanned="3" table:number-columns-spanned="4" office:value-type="string">
                  <text:p text:style-name="P4"><text:database-display text:table-name="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6.4">
                <table:table-cell table:style-name="Tabelle6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75766912">
                <table:table-cell table:style-name="Tabelle6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44650464">
                <table:table-cell table:style-name="Tabelle6.A3" table:number-columns-spanned="2" office:value-type="string">
                  <text:p text:style-name="P3"><text:database-display text:table-name="DetailKarten" text:table-type="table" text:column-name="Ausbildungsphase" text:database-name="Ausbildungsplan_tab">&lt;Ausbildungsphase&gt;</text:database-display><text:s/><text:line-break/><text:span text:style-name="T2">für <text:s text:c="2"/></text:span><text:span text:style-name="T2"><text:database-display text:table-name="DetailKarten" text:table-type="table" text:column-name="Bereichsnummer" text:database-name="Ausbildungsplan_tab">&lt;Bereichsnummer&gt;</text:database-display></text:span><text:s text:c="2"/></text:p>
                </table:table-cell>
                <table:covered-table-cell/>
                <table:table-cell table:style-name="Tabelle6.A3" office:value-type="string">
                  <text:p text:style-name="P2"/>
                </table:table-cell>
                <table:table-cell table:style-name="Tabelle6.A3" office:value-type="string">
                  <text:p text:style-name="P2"/>
                </table:table-cell>
                <table:table-cell table:style-name="Tabelle6.A2" office:value-type="string">
                  <text:p text:style-name="P3"><text:database-display text:table-name="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1-06-02T08:42:28.174336343">2. Jun 21</text:date><text:s/>- <text:s/><text:database-next text:table-name="DetailKarten" text:table-type="table" text:condition="ooow:TRUE" text:database-name="Ausbildungsplan_tab"/></text:p>
          </text:section>
        </draw:text-box>
      </draw:frame>
      <draw:frame draw:style-name="fr1" draw:name="Rahmen8" text:anchor-type="page" text:anchor-page-number="1" svg:x="10.959cm" svg:y="22.729cm" svg:width="10.059cm" svg:height="7.01cm" draw:z-index="7">
        <draw:text-box>
          <text:section text:style-name="Sect1" text:name="Bereich7" text:protected="true">
            <text:section-source text:section-name="MasterLabel"/>
            <table:table table:name="Tabelle7" table:style-name="Tabelle7">
              <table:table-column table:style-name="Tabelle7.A"/>
              <table:table-column table:style-name="Tabelle7.B"/>
              <table:table-column table:style-name="Tabelle7.C"/>
              <table:table-column table:style-name="Tabelle7.D"/>
              <table:table-column table:style-name="Tabelle7.E"/>
              <table:table-row table:style-name="Tabelle7.1">
                <table:table-cell table:style-name="Tabelle7.A1" table:number-columns-spanned="5" office:value-type="string">
                  <text:p text:style-name="P4"><text:database-display text:table-name="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82448944">
                <table:table-cell table:style-name="Tabelle7.A2" table:number-columns-spanned="5" office:value-type="string">
                  <text:p text:style-name="P5"><text:database-display text:table-name="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81258576">
                <table:table-cell table:style-name="Tabelle7.A3" office:value-type="string">
                  <text:p text:style-name="P4"><text:database-display text:table-name="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7.A2" table:number-rows-spanned="3" table:number-columns-spanned="4" office:value-type="string">
                  <text:p text:style-name="P4"><text:database-display text:table-name="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7.4">
                <table:table-cell table:style-name="Tabelle7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76181616">
                <table:table-cell table:style-name="Tabelle7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134679019200">
                <table:table-cell table:style-name="Tabelle7.A3" table:number-columns-spanned="2" office:value-type="string">
                  <text:p text:style-name="P3"><text:database-display text:table-name="DetailKarten" text:table-type="table" text:column-name="Ausbildungsphase" text:database-name="Ausbildungsplan_tab">&lt;Ausbildungsphase&gt;</text:database-display><text:s/><text:line-break/><text:span text:style-name="T2">für <text:s text:c="2"/></text:span><text:span text:style-name="T2"><text:database-display text:table-name="DetailKarten" text:table-type="table" text:column-name="Bereichsnummer" text:database-name="Ausbildungsplan_tab">&lt;Bereichsnummer&gt;</text:database-display></text:span><text:s text:c="2"/></text:p>
                </table:table-cell>
                <table:covered-table-cell/>
                <table:table-cell table:style-name="Tabelle7.A3" office:value-type="string">
                  <text:p text:style-name="P2"/>
                </table:table-cell>
                <table:table-cell table:style-name="Tabelle7.A3" office:value-type="string">
                  <text:p text:style-name="P2"/>
                </table:table-cell>
                <table:table-cell table:style-name="Tabelle7.A2" office:value-type="string">
                  <text:p text:style-name="P3"><text:database-display text:table-name="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1-06-02T08:42:28.175906692">2. Jun 21</text:date><text:s/>- <text:s/><text:database-next text:table-name="DetailKarten" text:table-type="table" text:condition="ooow:TRUE" text:database-name="Ausbildungsplan_tab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10.059cm" svg:height="7.0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699cm" fo:page-height="29.861cm" style:num-format="" style:paper-tray-name="Auto Select" style:print-orientation="portrait" fo:margin-top="0.499cm" fo:margin-bottom="0cm" fo:margin-left="0.499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03T14:45:55.250423096</meta:creation-date>
    <dc:date>2021-06-02T08:42:27.971029325</dc:date>
    <meta:editing-duration>PT1H6M4S</meta:editing-duration>
    <meta:editing-cycles>27</meta:editing-cycles>
    <meta:generator>LibreOffice/7.0.6.2$Linux_X86_64 LibreOffice_project/00$Build-2</meta:generator>
    <meta:document-statistic meta:table-count="8" meta:image-count="0" meta:object-count="0" meta:page-count="1" meta:paragraph-count="56" meta:word-count="104" meta:character-count="776" meta:non-whitespace-character-count="664"/>
  </office:meta>
</office:document-meta>
</file>